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Store.loa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dbcStore.JdbcStore( JdbcStoreFactory factory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dbcStore.store( String id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dbcStore.close( Connection conn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Store.hasFeature( String featur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dbcStore.store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